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5200001AAB00000416124F3E13196B1C84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17 Sheet1.B1:Sheet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193.49pt" svg:height="29.62pt" svg:x="32.57pt" svg:y="283.27pt">
            <draw:image xlink:href="Pictures/2000005200001AAB00000416124F3E13196B1C84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office:value-type="string" calcext:value-type="string">
            <text:p>5027.2211442592x^-0.9659360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5:08:23.677546714</meta:creation-date>
    <dc:date>2016-07-19T18:08:27.136965775</dc:date>
    <meta:editing-duration>PT2H44M53S</meta:editing-duration>
    <meta:editing-cycles>1</meta:editing-cycles>
    <meta:document-statistic meta:table-count="1" meta:cell-count="35" meta:object-count="2"/>
    <meta:generator>LibreOffice/5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254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1:Sheet1.B17" svg:x="0.32cm" svg:y="0.18cm" svg:width="11.238cm" svg:height="8.64cm">
          <chartooo:coordinate-region svg:x="1.127cm" svg:y="0.379cm" svg:width="10.151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7" chart:class="chart:scatter">
            <chart:domain table:cell-range-address="Sheet1.A1:Sheet1.A17"/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7</svg:desc>
                </draw:g>
              </table:table-cell>
              <table:table-cell office:value-type="float" office:value="491">
                <text:p>491</text:p>
                <draw:g>
                  <svg:desc>Sheet1.B1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